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d978" officeooo:paragraph-rsid="001ed978"/>
    </style:style>
    <style:style style:name="P2" style:family="paragraph" style:parent-style-name="Standard">
      <style:text-properties officeooo:rsid="001f2467" officeooo:paragraph-rsid="001f2467"/>
    </style:style>
    <style:style style:name="P3" style:family="paragraph" style:parent-style-name="Standard">
      <style:text-properties officeooo:rsid="00204484" officeooo:paragraph-rsid="00204484"/>
    </style:style>
    <style:style style:name="T1" style:family="text">
      <style:text-properties officeooo:rsid="001f2467"/>
    </style:style>
    <style:style style:name="T2" style:family="text">
      <style:text-properties officeooo:rsid="00204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asurement </text:p>
      <text:p text:style-name="P1"/>
      <text:p text:style-name="P1">- Office of studies – measurements about students (registrations, marks, successful finish, courses)</text:p>
      <text:p text:style-name="P1"/>
      <text:p text:style-name="P1">- shopping center – orders, budgets for labs, faculties…</text:p>
      <text:p text:style-name="P1"/>
      <text:p text:style-name="P1">- document server – free space, kolko akych dokumentov(bc, mgr theses, study materials)</text:p>
      <text:p text:style-name="P1"/>
      <text:p text:style-name="P1">- elec. App – kolkokrat otvorene odpovedniky, statistiky znamok/registracii</text:p>
      <text:p text:style-name="P1"/>
      <text:p text:style-name="P1">Observation</text:p>
      <text:p text:style-name="P1"/>
      <text:p text:style-name="P1">znamky – A, <text:span text:style-name="T1">B, …. statistiky pre konkretnu znamku pre konk. Predmet</text:span></text:p>
      <text:p text:style-name="P2">theses – konk. Kolko preslo/ nepreslo, s akou znamkou</text:p>
      <text:p text:style-name="P2">student – podla toho odkial prisiel, </text:p>
      <text:p text:style-name="P2"/>
      <text:p text:style-name="P2">Name (optional)</text:p>
      <text:p text:style-name="P2">- v podstate kazdy objekt v class diagrame moze byt pomenovany</text:p>
      <text:p text:style-name="P2"/>
      <text:p text:style-name="P2">Identification scheme</text:p>
      <text:p text:style-name="P2">- User – UCO, inet, rodne cislo, prezyvka (alias), xwhatever</text:p>
      <text:p text:style-name="P2">- predmety – kod, nazov</text:p>
      <text:p text:style-name="P2">- produkty – rozne nazvy</text:p>
      <text:p text:style-name="P2"/>
      <text:p text:style-name="P2">Enterprise segment </text:p>
      <text:p text:style-name="P2">- IS → Faculty → Katedra <text:span text:style-name="T2">→ obor → predmet → skupina ludi</text:span></text:p>
      <text:p text:style-name="P3">- lab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9:18:48.311728359</meta:creation-date>
    <dc:date>2017-03-10T09:42:59.728538858</dc:date>
    <meta:editing-duration>PT3M31S</meta:editing-duration>
    <meta:editing-cycles>1</meta:editing-cycles>
    <meta:document-statistic meta:table-count="0" meta:image-count="0" meta:object-count="0" meta:page-count="1" meta:paragraph-count="18" meta:word-count="115" meta:character-count="784" meta:non-whitespace-character-count="674"/>
    <meta:generator>LibreOffice/5.2.6.1$Linux_X86_64 LibreOffice_project/20$Build-1</meta:generator>
  </office:meta>
</office:document-meta>
</file>